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te Arthur</text:p>
      <text:p text:style-name="Standard"/>
      <text:p text:style-name="Standard">SPEC :</text:p>
      <text:p text:style-name="Standard">_onglet accueil résumé</text:p>
      <text:p text:style-name="Standard">_onglet présentation « détaillée »</text:p>
      <text:p text:style-name="Standard">_onglet contactez moi qui ouvre boite mail perso</text:p>
      <text:p text:style-name="Standard">__mentions légales needed ?</text:p>
      <text:p text:style-name="Standard"/>
      <text:p text:style-name="Standard">Mettre projets sous forme miniatures ou lien « joli » vers profil ptgptb</text:p>
      <text:p text:style-name="Standard"/>
      <text:p text:style-name="Standard"/>
      <text:p text:style-name="Standard">Page d’accueil « globale ». Mettre toutes les infos sur la même page scrolable et mettre des renvoies vers les différents « titres » (ex : présentation, projets …)</text:p>
      <text:p text:style-name="Standard"/>
      <text:p text:style-name="Standard">Onglet (comme site Cmj) :  « je travaille avec ... »</text:p>
      <text:p text:style-name="Standard"/>
      <text:p text:style-name="Standard">Comportement site :</text:p>
      <text:p text:style-name="Standard">_nom de site en haut</text:p>
      <text:p text:style-name="Standard">_catégories en dessous (renvoi vers titre [class])</text:p>
      <text:p text:style-name="Standard">_tout sur la meme page scrolable</text:p>
      <text:p text:style-name="Standard">_quand on « lit » une catégorie, on a un bandeau qui prend tout la page (sur toute la largeur) qui reste affichée avec le titre et qui change quand on rentre dans une autre catégorie.</text:p>
      <text:p text:style-name="Standard">Le bandeau doit être fixe en haut de la page (quand on est dans la catégorie) que l'on scroll ou pas.</text:p>
      <text:p text:style-name="Standard">Quand on arrive à une nouvelle catégorie, le nouveau bandeau apparaît en bas et remplacera progressivement l'ancien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Vinarnick</meta:initial-creator>
    <meta:creation-date>2018-08-14T15:15:07.56</meta:creation-date>
    <meta:document-statistic meta:table-count="0" meta:image-count="0" meta:object-count="0" meta:page-count="1" meta:paragraph-count="16" meta:word-count="172" meta:character-count="956"/>
    <dc:date>2018-08-14T15:50:20.77</dc:date>
    <dc:creator>Pierre Vinarnick</dc:creator>
    <meta:editing-duration>PT4M49S</meta:editing-duration>
    <meta:editing-cycles>1</meta:editing-cycles>
    <meta:generator>OpenOffice/4.1.5$Win32 OpenOffice.org_project/415m1$Build-9789</meta:generator>
  </office:meta>
</office:document-meta>
</file>